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3.421cm" svg:height="0.988cm" svg:x="2.54cm" svg:y="2.54cm">
          <draw:text-box>
            <text:p text:style-name="P1">W <text:s/>h <text:s/>a <text:s/>t <text:s text:c="3"/>d <text:s/>r <text:s/>i <text:s/>v <text:s/>e <text:s/>s <text:s text:c="3"/>O <text:s/>p <text:s/>e <text:s/>n <text:s text:c="3"/>S <text:s/>o <text:s/>u <text:s/>r <text:s/>c <text:s/>e <text:s text:c="3"/>S <text:s/>o <text:s/>f <text:s/>t <text:s/>w <text:s/>a <text:s/>r <text:s/>e</text:p>
          </draw:text-box>
        </draw:frame>
        <draw:frame draw:style-name="gr1" draw:layer="layout" svg:width="9.286cm" svg:height="0.988cm" svg:x="16.51cm" svg:y="16.792cm">
          <draw:text-box>
            <text:p text:style-name="P1">tobi oetiker - tobi.oetiker.ch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5.87cm" svg:height="0.988cm" svg:x="8.777cm" svg:y="8.537cm">
          <draw:text-box>
            <text:p text:style-name="P1">how it all started</text:p>
          </draw:text-box>
        </draw:frame>
        <draw:frame draw:style-name="gr3" draw:text-style-name="P1" draw:layer="layout" svg:width="1.905cm" svg:height="0.988cm" svg:x="9.525cm" svg:y="8.89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layer="layout" svg:width="8.888cm" svg:height="0.988cm" svg:x="3.175cm" svg:y="14.887cm">
          <draw:text-box>
            <text:p text:style-name="P1">keeping up the motiv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layer="layout" svg:width="4.841cm" svg:height="0.988cm" svg:x="17.78cm" svg:y="3.81cm">
          <draw:text-box>
            <text:p text:style-name="P1">infrastructur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layer="layout" svg:width="6.568cm" svg:height="0.988cm" svg:x="3.063cm" svg:y="14.605cm">
          <draw:text-box>
            <text:p text:style-name="P1">foster particip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layer="layout" svg:width="6.513cm" svg:height="0.988cm" svg:x="13.172cm" svg:y="6.632cm">
          <draw:text-box>
            <text:p text:style-name="P1">dealing with abuse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layer="layout" svg:width="5.277cm" svg:height="0.988cm" svg:x="4.977cm" svg:y="10.795cm">
          <draw:text-box>
            <text:p text:style-name="P1">turning a profi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layer="layout" svg:width="5.789cm" svg:height="0.988cm" svg:x="17.071cm" svg:y="10.16cm">
          <draw:text-box>
            <text:p text:style-name="P1">picking a license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layer="layout" svg:width="5.883cm" svg:height="0.988cm" svg:x="11.262cm" svg:y="10.16cm">
          <draw:text-box>
            <text:p text:style-name="P1">it is a wide world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Tobias Oetiker</meta:initial-creator>
    <meta:creation-date>2008-01-13T11:10:19</meta:creation-date>
    <dc:creator>Tobias Oetiker</dc:creator>
    <dc:date>2008-01-13T11:18:23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